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twinery.org/2/#/stories/d4d1fb38-cd20-4137-8a50-761956a77b09/pla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09:36:40.488358066</meta:creation-date>
    <dc:date>2025-02-26T09:36:58.217856392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73" meta:non-whitespace-character-count="73"/>
    <meta:generator>LibreOffice/7.4.7.2$Linux_X86_64 LibreOffice_project/40$Build-2</meta:generator>
  </office:meta>
</office:document-meta>
</file>